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72f" officeooo:paragraph-rsid="0011c72f"/>
    </style:style>
    <style:style style:name="P2" style:family="paragraph" style:parent-style-name="Standard">
      <style:text-properties officeooo:rsid="001366f6" officeooo:paragraph-rsid="001366f6"/>
    </style:style>
    <style:style style:name="P3" style:family="paragraph" style:parent-style-name="Standard">
      <style:text-properties officeooo:rsid="00156050" officeooo:paragraph-rsid="00156050"/>
    </style:style>
    <style:style style:name="P4" style:family="paragraph" style:parent-style-name="Standard">
      <style:text-properties officeooo:rsid="00164cca" officeooo:paragraph-rsid="00173b7b"/>
    </style:style>
    <style:style style:name="P5" style:family="paragraph" style:parent-style-name="Standard">
      <style:text-properties officeooo:rsid="0018d094" officeooo:paragraph-rsid="0018d094"/>
    </style:style>
    <style:style style:name="P6" style:family="paragraph" style:parent-style-name="Standard">
      <style:text-properties officeooo:rsid="001b9caa" officeooo:paragraph-rsid="001b9caa"/>
    </style:style>
    <style:style style:name="P7" style:family="paragraph" style:parent-style-name="Standard">
      <style:text-properties officeooo:rsid="001e0359" officeooo:paragraph-rsid="001e0359"/>
    </style:style>
    <style:style style:name="T1" style:family="text">
      <style:text-properties officeooo:rsid="001366f6"/>
    </style:style>
    <style:style style:name="T2" style:family="text">
      <style:text-properties officeooo:rsid="00173b7b"/>
    </style:style>
    <style:style style:name="T3" style:family="text">
      <style:text-properties officeooo:rsid="001a3cc4"/>
    </style:style>
    <style:style style:name="T4" style:family="text">
      <style:text-properties officeooo:rsid="001e0359"/>
    </style:style>
    <style:style style:name="T5" style:family="text">
      <style:text-properties officeooo:rsid="001f7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document<text:span text:style-name="T1">ation:</text:span></text:p>
      <text:p text:style-name="P2"/>
      <text:p text:style-name="P2">recreateMissing.py: process all e-mails (files) in a directory finding and creating new directories of the e-mails by senders.. <text:s/>These directories are symbolic links to the original files which are in directories by users mailbox.</text:p>
      <text:p text:style-name="P2"/>
      <text:p text:style-name="P2">vectorizeWeaselWords2.py : <text:s/>process all e-mails (files) in a directory scanning and reporting on the occurence of weasel words as provided in the weaselwords file.</text:p>
      <text:p text:style-name="P2"/>
      <text:p text:style-name="P3">MergeUserdata.py: <text:s text:c="4"/>merge 2 pickle files, <text:span text:style-name="T5">the original class developed Features and observations (enron affiliates) with the Vectorized Weasel word and missing enron email data. <text:s/>Note that to do this we needed to match e-mail data/observatiosn tot he original observations and in doing so both added additional observations and got rid of observations <text:s/>(when we did not have any weasel word/sent e-mail data).</text:span></text:p>
      <text:p text:style-name="P3"/>
      <text:p text:style-name="P4">outlierID: <text:span text:style-name="T2">Routine to examine pickle file for outliers. <text:s/>Prompts for the feature to examine, prints out a listing of users andthat feature's value, <text:s/>prints a graph and regression of that feature versus their POI result and then prompts for any user for which details of their record will be shown</text:span></text:p>
      <text:p text:style-name="P2"/>
      <text:p text:style-name="P5">scaleData: <text:s/>scale all features using MinMax Scaling algorithm <text:span text:style-name="T3">for the Fin data and %of emails for the Weaselword data.</text:span></text:p>
      <text:p text:style-name="P5"/>
      <text:p text:style-name="P6">poi_id_dt – <text:span text:style-name="T4">Evaluates the various features (including the new “weasel words” counts created with routines above) to determine their feature importance using decision tree algorithm. <text:s/>Also produces decision tree algorithm though ultimately the best algorithm was chose in the following routine and the decision tree was not submitted.</text:span></text:p>
      <text:p text:style-name="P5"/>
      <text:p text:style-name="P6">poi_id_pca.py – Evaluates various levels of compression into principle components and various Support vector parameters to determine the optimal PCA and support vector algorithm.</text:p>
      <text:p text:style-name="P6"/>
      <text:p text:style-name="P7">Tester.py – Uses StratifiedShuffleSplit to test the resul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6:46:06.665426492</meta:creation-date>
    <dc:date>2016-01-03T09:59:55.363075941</dc:date>
    <meta:editing-duration>P2DT23H37M3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68" meta:character-count="1809" meta:non-whitespace-character-count="1534"/>
  </office:meta>
</office:document-meta>
</file>